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56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1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unt Complete Tree Nodes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2]/[.D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Largest Value in Tree Ro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3]/[.D3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Binary Tree Maximum N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4]/[.D4]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Diagonal Traverse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Find Bottom Left Tree Valu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6]/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nivalued Binary Tree</text:p>
          </table:table-cell>
          <table:table-cell office:value-type="string" calcext:value-type="string">
            <text:p>https://leetcode.com/problems/univalued-binary-tree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23:27:59.68404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5:41.741087245</meta:creation-date>
    <dc:date>2019-02-13T00:03:10.308503767</dc:date>
    <meta:editing-duration>PT8H32M20S</meta:editing-duration>
    <meta:editing-cycles>9</meta:editing-cycles>
    <meta:generator>LibreOffice/6.0.7.3$Linux_X86_64 LibreOffice_project/00m0$Build-3</meta:generator>
    <meta:document-statistic meta:table-count="1" meta:cell-count="36" meta:object-count="0"/>
  </office:meta>
</office:document-meta>
</file>